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tex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Configurations2/" manifest:media-type="application/vnd.sun.xml.ui.configuration"/>
  <manifest:file-entry manifest:full-path="Pictures/100000000000005B0000003E8820740839057DD5.png" manifest:media-type="image/png"/>
  <manifest:file-entry manifest:full-path="Pictures/10000C0F0000027B0000027BCEFC1ACBE63E2457.svg" manifest:media-type="image/svg+xml"/>
  <manifest:file-entry manifest:full-path="Pictures/100000010000001800000018B1AB02F35BFBCF2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fo:min-height="2.629cm"/>
      <style:paragraph-properties style:writing-mode="lr-tb"/>
    </style:style>
    <style:style style:name="gr2" style:family="graphic">
      <style:graphic-properties draw:fill-color="#ffffff" fo:min-height="9.134cm"/>
      <style:paragraph-properties style:writing-mode="lr-tb"/>
    </style:style>
    <style:style style:name="gr3" style:family="graphic">
      <style:graphic-properties draw:fill-color="#ffffff" fo:min-height="1.395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5.199cm" svg:height="2.629cm" svg:x="1.401cm" svg:y="0.629cm" presentation:class="title">
          <draw:text-box>
            <text:p>Title1</text:p>
          </draw:text-box>
        </draw:frame>
        <draw:frame draw:style-name="gr2" draw:text-style-name="P1" draw:layer="layout" svg:width="25.199cm" svg:height="9.134cm" svg:x="1.401cm" svg:y="3.686cm">
          <draw:text-box>
            <text:p>Some text</text:p>
            <text:p>And some more</text:p>
          </draw:text-box>
        </draw:frame>
      </draw:page>
      <draw:page draw:name="page2" draw:style-name="dp1" draw:master-page-name="Default">
        <draw:frame draw:style-name="gr1" draw:layer="layout" svg:width="25.199cm" svg:height="2.629cm" svg:x="1.401cm" svg:y="0.628cm" presentation:class="title">
          <draw:text-box>
            <text:p>Title2</text:p>
          </draw:text-box>
        </draw:frame>
        <draw:frame draw:style-name="gr3" draw:text-style-name="P1" draw:layer="layout" svg:width="3.679cm" svg:height="1.395cm" svg:x="2.541cm" svg:y="4.32cm">
          <draw:text-box>
            <text:p>Text1</text:p>
          </draw:text-box>
        </draw:frame>
        <draw:frame draw:style-name="gr3" draw:text-style-name="P1" draw:layer="layout" svg:width="3.679cm" svg:height="1.395cm" svg:x="17.277cm" svg:y="5.08cm">
          <draw:text-box>
            <text:p>Text5</text:p>
          </draw:text-box>
        </draw:frame>
        <draw:frame draw:style-name="gr3" draw:text-style-name="P1" draw:layer="layout" svg:width="3.679cm" svg:height="1.395cm" svg:x="2.541cm" svg:y="8.13cm">
          <draw:text-box>
            <text:p>Text2</text:p>
          </draw:text-box>
        </draw:frame>
        <draw:frame draw:style-name="gr3" draw:text-style-name="P1" draw:layer="layout" svg:width="3.679cm" svg:height="1.395cm" svg:x="9.657cm" svg:y="11.305cm">
          <draw:text-box>
            <text:p>Text4</text:p>
          </draw:text-box>
        </draw:frame>
        <draw:frame draw:style-name="gr3" draw:text-style-name="P1" draw:layer="layout" svg:width="3.679cm" svg:height="1.395cm" svg:x="8.891cm" svg:y="6.225cm">
          <draw:text-box>
            <text:p>Text3</text:p>
          </draw:text-box>
        </draw:frame>
        <draw:frame draw:style-name="gr3" draw:text-style-name="P1" draw:layer="layout" svg:width="3.679cm" svg:height="1.395cm" svg:x="16.007cm" svg:y="9.4cm">
          <draw:text-box>
            <text:p>Text6</text:p>
          </draw:text-box>
        </draw:frame>
        <draw:frame draw:style-name="gr3" draw:text-style-name="P1" draw:layer="layout" svg:width="3.679cm" svg:height="1.395cm" svg:x="22.226cm" svg:y="12.575cm">
          <draw:text-box>
            <text:p>Text7</text:p>
          </draw:text-box>
        </draw:frame>
      </draw:page>
      <draw:page draw:name="page3" draw:style-name="dp1" draw:master-page-name="Default">
        <draw:frame draw:style-name="gr3" draw:text-style-name="P1" draw:layer="layout" svg:width="3.679cm" svg:height="1.395cm" svg:x="9.656cm" svg:y="11.305cm">
          <draw:text-box>
            <text:p>T4</text:p>
          </draw:text-box>
        </draw:frame>
        <draw:frame draw:style-name="gr3" draw:text-style-name="P1" draw:layer="layout" svg:width="3.679cm" svg:height="1.395cm" svg:x="16.006cm" svg:y="9.4cm">
          <draw:text-box>
            <text:p>T6</text:p>
          </draw:text-box>
        </draw:frame>
        <draw:g>
          <draw:frame draw:style-name="gr3" draw:text-style-name="P1" draw:layer="layout" svg:width="3.679cm" svg:height="1.395cm" svg:x="2.54cm" svg:y="4.32cm">
            <draw:text-box>
              <text:p>T1</text:p>
            </draw:text-box>
          </draw:frame>
          <draw:frame draw:style-name="gr3" draw:text-style-name="P1" draw:layer="layout" svg:width="3.679cm" svg:height="1.395cm" svg:x="17.276cm" svg:y="5.08cm">
            <draw:text-box>
              <text:p>T5</text:p>
            </draw:text-box>
          </draw:frame>
          <draw:frame draw:style-name="gr3" draw:text-style-name="P1" draw:layer="layout" svg:width="3.679cm" svg:height="1.395cm" svg:x="2.54cm" svg:y="8.13cm">
            <draw:text-box>
              <text:p>T2</text:p>
            </draw:text-box>
          </draw:frame>
          <draw:frame draw:style-name="gr3" draw:text-style-name="P1" draw:layer="layout" svg:width="3.679cm" svg:height="1.395cm" svg:x="8.89cm" svg:y="6.225cm">
            <draw:text-box>
              <text:p>T3</text:p>
            </draw:text-box>
          </draw:frame>
          <draw:frame draw:style-name="gr3" draw:text-style-name="P1" draw:layer="layout" svg:width="3.679cm" svg:height="1.395cm" svg:x="22.225cm" svg:y="12.575cm">
            <draw:text-box>
              <text:p>T7</text:p>
            </draw:text-box>
          </draw:frame>
        </draw:g>
      </draw:page>
      <draw:page draw:name="page4" draw:style-name="dp1" draw:master-page-name="Default">
        <draw:frame draw:style-name="gr4" draw:text-style-name="P2" draw:layer="layout" svg:width="4cm" svg:height="4cm" svg:x="2.986cm" svg:y="2.541cm">
          <draw:image xlink:href="Pictures/10000C0F0000027B0000027BCEFC1ACBE63E2457.svg" xlink:type="simple" xlink:show="embed" xlink:actuate="onLoad" draw:mime-type="image/svg+xml">
            <text:p/>
          </draw:image>
          <draw:image xlink:href="Pictures/100000010000001800000018B1AB02F35BFBCF2E.png" xlink:type="simple" xlink:show="embed" xlink:actuate="onLoad" draw:mime-type="image/png"/>
        </draw:frame>
        <draw:frame draw:style-name="gr5" draw:text-style-name="P3" draw:layer="layout" svg:width="0.747cm" svg:height="0.47cm" svg:x="11.319cm" svg:y="4.44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3" draw:layer="layout" svg:width="5.847cm" svg:height="4.47cm" svg:x="18.76cm" svg:y="2.6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3" draw:layer="layout" svg:width="7.144cm" svg:height="3.916cm" svg:x="3.652cm" svg:y="9.52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2" draw:layer="layout" svg:width="2.407cm" svg:height="1.639cm" svg:x="14.606cm" svg:y="12.701cm">
          <draw:image xlink:href="Pictures/100000000000005B0000003E8820740839057DD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9T15:09:36.682000000</meta:creation-date>
    <dc:date>2023-05-29T15:15:30.533000000</dc:date>
    <meta:editing-duration>PT5M54S</meta:editing-duration>
    <meta:editing-cycles>1</meta:editing-cycles>
    <meta:document-statistic meta:object-count="23"/>
    <meta:generator>LibreOfficeDev/7.6.0.0.alpha1$Windows_X86_64 LibreOffice_project/bcad9f53c8b421590beacbe1e65cb065db67d1a9</meta:generator>
  </office:meta>
</office:document-meta>
</file>

<file path=Object 1/content.xml><?xml version="1.0" encoding="utf-8"?>
<math xmlns="http://www.w3.org/1998/Math/MathML" display="block">
  <semantics>
    <mrow>
      <mn>1</mn>
      <mo stretchy="false">+</mo>
      <mn>4</mn>
    </mrow>
    <annotation encoding="StarMath 5.0">1 + 4 </annotation>
  </semantics>
</math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4700" officeooo:paragraph-rsid="00014700"/>
    </style:style>
    <style:style style:name="P2" style:family="paragraph" style:parent-style-name="Standard">
      <style:text-properties officeooo:rsid="00029ccb" officeooo:paragraph-rsid="00029c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riter Text</text:p>
      <text:p text:style-name="P2">a lot</text:p>
      <text:p text:style-name="P2">of text</text:p>
      <text:p text:style-name="P2">because it is a big </text:p>
      <text:p text:style-name="P2">window</text:p>
    </office:text>
  </office:body>
</office:document-content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color-table loext:name="LibreOffice">
        <loext:color loext:name="dk1" loext:color="#000000"/>
        <loext:color loext:name="lt1" loext:color="#ffffff"/>
        <loext:color loext:name="dk2" loext:color="#000000"/>
        <loext:color loext:name="l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link" loext:color="#0000ee"/>
        <loext:color loext:name="folHlink" loext:color="#551a8b"/>
      </loext:color-table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145cm" svg:height="3.917cm" xlink:href="." xlink:type="simple" chart:class="chart:bar" chart:style-name="ch1">
        <chart:legend chart:legend-position="end" svg:x="4.935cm" svg:y="1.161cm" style:legend-expansion="high" chart:style-name="ch2"/>
        <chart:plot-area chart:style-name="ch3" chart:data-source-has-labels="both" svg:x="0.142cm" svg:y="0.078cm" svg:width="4.651cm" svg:height="3.761cm">
          <chart:coordinate-region svg:x="0.763cm" svg:y="0.277cm" svg:width="4.03cm" svg:height="2.91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Dev/7.6.0.0.alpha1$Windows_X86_64 LibreOffice_project/bcad9f53c8b421590beacbe1e65cb065db67d1a9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